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Liberation Sans', sans-serif"/>
    <style:font-face style:name="arial" svg:font-family="arial, sans-serif"/>
    <style:font-face style:name="monospace" svg:font-family="monospace, courier"/>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paragraph-rsid="001f149e"/>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apple-system" fo:font-size="11.25pt" fo:letter-spacing="normal" fo:font-style="normal" fo:font-weight="normal"/>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apple-system" fo:font-size="11.25pt" fo:letter-spacing="normal" fo:font-style="normal" fo:font-weight="normal" officeooo:rsid="003226aa" officeooo:paragraph-rsid="003226aa"/>
    </style:style>
    <style:style style:name="P5"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6"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officeooo:paragraph-rsid="0022666a"/>
    </style:style>
    <style:style style:name="P7"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officeooo:paragraph-rsid="0022666a"/>
    </style:style>
    <style:style style:name="P8" style:family="paragraph" style:parent-style-name="Preformatted_20_Text">
      <style:paragraph-properties fo:margin-left="0.212cm" fo:margin-right="0cm" fo:orphans="2" fo:widows="2" fo:text-indent="0cm" style:auto-text-indent="false"/>
      <style:text-properties fo:font-variant="normal" fo:text-transform="none" fo:color="#006000" style:font-name="monospace" fo:font-size="12pt" fo:letter-spacing="normal" fo:font-style="italic" fo:font-weight="normal"/>
    </style:style>
    <style:style style:name="P9" style:family="paragraph" style:parent-style-name="Preformatted_20_Text">
      <style:paragraph-properties fo:margin-left="0.212cm" fo:margin-right="0cm" fo:orphans="2" fo:widows="2" fo:text-indent="0cm" style:auto-text-indent="false"/>
    </style:style>
    <style:style style:name="P10" style:family="paragraph" style:parent-style-name="Preformatted_20_Text">
      <style:paragraph-properties fo:margin-left="0.212cm" fo:margin-right="0cm" fo:orphans="2" fo:widows="2" fo:text-indent="0cm" style:auto-text-indent="false"/>
      <style:text-properties officeooo:paragraph-rsid="0022666a"/>
    </style:style>
    <style:style style:name="P11"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181818" fo:letter-spacing="normal"/>
    </style:style>
    <style:style style:name="P12"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181818" style:font-name="monospace" fo:font-size="12pt" fo:letter-spacing="normal" fo:font-style="normal" fo:font-weight="normal" officeooo:rsid="002254ee" officeooo:paragraph-rsid="002254ee"/>
    </style:style>
    <style:style style:name="P13"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181818" style:font-name="monospace" fo:font-size="12pt" fo:letter-spacing="normal" fo:font-style="normal" fo:font-weight="normal"/>
    </style:style>
    <style:style style:name="P14"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202124" style:font-name="arial" fo:font-size="12pt" fo:letter-spacing="normal" fo:font-style="normal" fo:font-weight="normal"/>
    </style:style>
    <style:style style:name="P15" style:family="paragraph" style:parent-style-name="Preformatted_20_Text">
      <style:paragraph-properties fo:margin-left="0.212cm" fo:margin-right="0cm" fo:margin-top="0cm" fo:margin-bottom="0.499cm" loext:contextual-spacing="false" fo:orphans="2" fo:widows="2" fo:text-indent="0cm" style:auto-text-indent="false"/>
    </style:style>
    <style:style style:name="P16" style:family="paragraph" style:parent-style-name="Standard">
      <style:text-properties style:font-name="Liberation Serif" fo:font-size="14pt" officeooo:rsid="00174a54" officeooo:paragraph-rsid="00174a54"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174a54" officeooo:paragraph-rsid="0018ff10" style:font-size-asian="14pt" style:font-size-complex="14pt"/>
    </style:style>
    <style:style style:name="P18" style:family="paragraph" style:parent-style-name="Standard">
      <style:paragraph-properties fo:text-align="justify" style:justify-single-word="false"/>
      <style:text-properties fo:font-size="14pt" officeooo:paragraph-rsid="0018ff10" style:font-size-asian="14pt" style:font-size-complex="14pt"/>
    </style:style>
    <style:style style:name="P19" style:family="paragraph" style:parent-style-name="Preformatted_20_Text">
      <style:paragraph-properties fo:margin-top="0cm" fo:margin-bottom="0cm" loext:contextual-spacing="false" fo:line-height="158%" fo:text-align="start" style:justify-single-word="false" fo:orphans="2" fo:widows="2" fo:padding="0cm" fo:border="none"/>
      <style:text-properties fo:font-variant="normal" fo:text-transform="none" fo:color="#181818" style:font-name="monospace" fo:font-size="12pt" fo:letter-spacing="normal" fo:font-style="normal" fo:font-weight="normal" officeooo:rsid="0020afed" officeooo:paragraph-rsid="0020afed" style:font-style-asian="italic" style:font-style-complex="italic"/>
    </style:style>
    <style:style style:name="P20" style:family="paragraph" style:parent-style-name="Preformatted_20_Text">
      <loext:graphic-properties draw:fill="none"/>
      <style:paragraph-properties fo:margin-left="2.6cm" fo:margin-right="0cm" fo:margin-top="0cm" fo:margin-bottom="0cm" loext:contextual-spacing="false" fo:line-height="158%" fo:text-align="start" style:justify-single-word="false" fo:orphans="2" fo:widows="2" fo:text-indent="-0.499cm" style:auto-text-indent="false" fo:background-color="transparent" fo:padding="0cm" fo:border="none">
        <style:tab-stops/>
      </style:paragraph-properties>
      <style:text-properties fo:font-variant="normal" fo:text-transform="none" fo:color="#181818" style:font-name="monospace" fo:font-size="12pt" fo:letter-spacing="normal" fo:font-style="normal" fo:font-weight="normal" officeooo:paragraph-rsid="0022666a"/>
    </style:style>
    <style:style style:name="P21" style:family="paragraph" style:parent-style-name="Preformatted_20_Text">
      <style:paragraph-properties fo:margin-top="0cm" fo:margin-bottom="0.499cm" loext:contextual-spacing="false" fo:orphans="2" fo:widows="2"/>
      <style:text-properties officeooo:paragraph-rsid="0026821e"/>
    </style:style>
    <style:style style:name="P22" style:family="paragraph" style:parent-style-name="Preformatted_20_Text">
      <style:paragraph-properties fo:margin-top="0cm" fo:margin-bottom="0.499cm" loext:contextual-spacing="false" fo:orphans="2" fo:widows="2"/>
      <style:text-properties officeooo:paragraph-rsid="002bdccb"/>
    </style:style>
    <style:style style:name="P23" style:family="paragraph" style:parent-style-name="Preformatted_20_Text">
      <style:paragraph-properties fo:margin-top="0cm" fo:margin-bottom="0.499cm" loext:contextual-spacing="false" fo:orphans="2" fo:widows="2"/>
      <style:text-properties officeooo:paragraph-rsid="002d4069"/>
    </style:style>
    <style:style style:name="P24" style:family="paragraph" style:parent-style-name="Preformatted_20_Text">
      <style:paragraph-properties fo:margin-top="0cm" fo:margin-bottom="0.499cm" loext:contextual-spacing="false" fo:orphans="2" fo:widows="2"/>
      <style:text-properties style:font-name="Liberation Serif" fo:font-size="13pt" officeooo:paragraph-rsid="002bdccb" style:font-size-asian="13pt" style:font-size-complex="13pt"/>
    </style:style>
    <style:style style:name="P25" style:family="paragraph" style:parent-style-name="Preformatted_20_Text">
      <style:paragraph-properties fo:margin-top="0cm" fo:margin-bottom="0.499cm" loext:contextual-spacing="false" fo:orphans="2" fo:widows="2"/>
      <style:text-properties fo:font-variant="normal" fo:text-transform="none" fo:color="#242424" style:font-name="Segoe UI" fo:font-size="10.5pt" fo:letter-spacing="normal" fo:font-style="normal" fo:font-weight="normal" officeooo:rsid="002d9e87" officeooo:paragraph-rsid="002d488c"/>
    </style:style>
    <style:style style:name="P26" style:family="paragraph" style:parent-style-name="Preformatted_20_Text">
      <style:paragraph-properties fo:margin-top="0cm" fo:margin-bottom="0.499cm" loext:contextual-spacing="false" fo:orphans="2" fo:widows="2"/>
      <style:text-properties fo:font-variant="normal" fo:text-transform="none" fo:color="#242424" style:font-name="Segoe UI" fo:font-size="10.5pt" fo:letter-spacing="normal" fo:font-style="normal" fo:font-weight="normal" officeooo:rsid="0030ba87" officeooo:paragraph-rsid="0030ba87"/>
    </style:style>
    <style:style style:name="P27"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paragraph-rsid="0025c7e2"/>
    </style:style>
    <style:style style:name="P28"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5c7e2" officeooo:paragraph-rsid="0025c7e2"/>
    </style:style>
    <style:style style:name="P29"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9e274" officeooo:paragraph-rsid="002bdccb" style:font-size-asian="13pt" style:font-size-complex="13pt"/>
    </style:style>
    <style:style style:name="P30"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c9035" officeooo:paragraph-rsid="002c9035" style:font-size-asian="13pt" style:font-size-complex="13pt"/>
    </style:style>
    <style:style style:name="P31"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c9035" officeooo:paragraph-rsid="002bdccb" style:font-size-asian="13pt" style:font-size-complex="13pt"/>
    </style:style>
    <style:style style:name="P32"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d4069" officeooo:paragraph-rsid="002d4069" style:font-size-asian="13pt" style:font-size-complex="13pt"/>
    </style:style>
    <style:style style:name="P33"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d488c" officeooo:paragraph-rsid="002d488c" style:font-size-asian="13pt" style:font-size-complex="13pt"/>
    </style:style>
    <style:style style:name="P34"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30ba87" officeooo:paragraph-rsid="0030ba87" style:font-size-asian="13pt" style:font-size-complex="13pt"/>
    </style:style>
    <style:style style:name="P35" style:family="paragraph" style:parent-style-name="Preformatted_20_Text">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d9e87" officeooo:paragraph-rsid="002d9e87" style:font-size-asian="13pt" style:font-size-complex="13pt"/>
    </style:style>
    <style:style style:name="P36" style:family="paragraph" style:parent-style-name="Preformatted_20_Text">
      <style:paragraph-properties fo:margin-top="0cm" fo:margin-bottom="0.499cm" loext:contextual-spacing="false" fo:orphans="2" fo:widows="2"/>
      <style:text-properties fo:font-variant="normal" fo:text-transform="none" fo:color="#273239" style:font-name="urw-din" fo:font-size="12.75pt" fo:letter-spacing="normal" fo:font-style="normal" fo:font-weight="normal" officeooo:paragraph-rsid="0026821e"/>
    </style:style>
    <style:style style:name="P37" style:family="paragraph" style:parent-style-name="Text_20_body">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30ba87" officeooo:paragraph-rsid="0030ba87" style:font-size-asian="13pt" style:font-size-complex="13pt"/>
    </style:style>
    <style:style style:name="P38" style:family="paragraph" style:parent-style-name="Text_20_body">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3226aa" officeooo:paragraph-rsid="003226aa" style:font-size-asian="13pt" style:font-size-complex="13pt"/>
    </style:style>
    <style:style style:name="P39" style:family="paragraph" style:parent-style-name="Text_20_body">
      <style:paragraph-properties fo:text-align="justify" style:justify-single-word="false"/>
      <style:text-properties fo:font-variant="normal" fo:text-transform="none" fo:color="#273239" style:font-name="urw-din" fo:font-size="12.75pt" fo:letter-spacing="normal" fo:font-style="normal" fo:font-weight="normal" officeooo:rsid="001bbe37" officeooo:paragraph-rsid="001bbe37"/>
    </style:style>
    <style:style style:name="P40" style:family="paragraph" style:parent-style-name="Text_20_body">
      <style:paragraph-properties fo:text-align="justify" style:justify-single-word="false"/>
      <style:text-properties fo:font-variant="normal" fo:text-transform="none" fo:color="#273239" style:font-name="urw-din" fo:font-size="12.75pt" fo:letter-spacing="normal" fo:font-style="normal" fo:font-weight="normal" officeooo:rsid="0024eaa4" officeooo:paragraph-rsid="0024eaa4"/>
    </style:style>
    <style:style style:name="P41" style:family="paragraph" style:parent-style-name="Text_20_body">
      <style:paragraph-properties fo:text-align="justify" style:justify-single-word="false"/>
      <style:text-properties fo:font-variant="normal" fo:text-transform="none" fo:color="#273239" style:font-name="urw-din" fo:font-size="12.75pt" fo:letter-spacing="normal" fo:font-style="normal" fo:font-weight="normal" officeooo:rsid="0026821e" officeooo:paragraph-rsid="0026821e"/>
    </style:style>
    <style:style style:name="P42" style:family="paragraph" style:parent-style-name="Preformatted_20_Text" style:list-style-name="L6">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paragraph-rsid="001d5fb0"/>
    </style:style>
    <style:style style:name="P43" style:family="paragraph" style:parent-style-name="Preformatted_20_Text"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273239" style:font-name="urw-din" fo:font-size="12.75pt" fo:letter-spacing="normal" fo:font-style="normal" fo:font-weight="normal" officeooo:paragraph-rsid="001f149e"/>
    </style:style>
    <style:style style:name="P44" style:family="paragraph" style:parent-style-name="Preformatted_20_Text"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273239" style:font-name="urw-din" fo:font-size="12.75pt" fo:letter-spacing="normal" fo:font-style="normal" fo:font-weight="normal" officeooo:paragraph-rsid="0020afed"/>
    </style:style>
    <style:style style:name="P45" style:family="paragraph" style:parent-style-name="Preformatted_20_Text" style:list-style-name="L8">
      <style:paragraph-properties fo:margin-top="0cm" fo:margin-bottom="0cm" loext:contextual-spacing="false" fo:line-height="158%" fo:text-align="start" style:justify-single-word="false" fo:orphans="2" fo:widows="2" fo:padding="0cm" fo:border="none"/>
      <style:text-properties fo:font-variant="normal" fo:text-transform="none" fo:color="#273239" style:font-name="urw-din" fo:font-size="12.75pt" fo:letter-spacing="normal" fo:font-style="italic" fo:font-weight="normal" officeooo:rsid="0020afed" officeooo:paragraph-rsid="0020afed"/>
    </style:style>
    <style:style style:name="P46" style:family="paragraph" style:parent-style-name="Preformatted_20_Text" style:list-style-name="L9">
      <style:paragraph-properties fo:margin-top="0cm" fo:margin-bottom="0cm" loext:contextual-spacing="false" fo:line-height="158%" fo:text-align="start" style:justify-single-word="false" fo:orphans="2" fo:widows="2" fo:padding="0cm" fo:border="none"/>
      <style:text-properties fo:font-variant="normal" fo:text-transform="none" fo:color="#181818" style:font-name="monospace" fo:font-size="12pt" fo:letter-spacing="normal" fo:font-style="normal" fo:font-weight="normal" officeooo:rsid="0020afed" officeooo:paragraph-rsid="0020afed" style:font-style-asian="italic" style:font-style-complex="italic"/>
    </style:style>
    <style:style style:name="P47" style:family="paragraph" style:parent-style-name="Preformatted_20_Text" style:list-style-name="L8">
      <style:paragraph-properties fo:margin-top="0cm" fo:margin-bottom="0cm" loext:contextual-spacing="false" fo:line-height="158%" fo:text-align="start" style:justify-single-word="false" fo:orphans="2" fo:widows="2" fo:padding="0cm" fo:border="none"/>
      <style:text-properties officeooo:paragraph-rsid="0020afed"/>
    </style:style>
    <style:style style:name="P48" style:family="paragraph" style:parent-style-name="Preformatted_20_Text" style:list-style-name="L9">
      <style:paragraph-properties fo:margin-top="0cm" fo:margin-bottom="0cm" loext:contextual-spacing="false" fo:line-height="158%" fo:text-align="start" style:justify-single-word="false" fo:orphans="2" fo:widows="2" fo:padding="0cm" fo:border="none"/>
      <style:text-properties officeooo:paragraph-rsid="0020afed"/>
    </style:style>
    <style:style style:name="P49" style:family="paragraph" style:parent-style-name="Preformatted_20_Text" style:list-style-name="L9">
      <style:paragraph-properties fo:margin-top="0cm" fo:margin-bottom="0cm" loext:contextual-spacing="false" fo:line-height="158%" fo:text-align="start" style:justify-single-word="false" fo:orphans="2" fo:widows="2" fo:padding="0cm" fo:border="none"/>
      <style:text-properties officeooo:paragraph-rsid="002254ee"/>
    </style:style>
    <style:style style:name="P50" style:family="paragraph" style:parent-style-name="Preformatted_20_Text" style:list-style-name="L8">
      <style:paragraph-properties fo:margin-top="0cm" fo:margin-bottom="0cm" loext:contextual-spacing="false" fo:line-height="158%" fo:text-align="start" style:justify-single-word="false" fo:orphans="2" fo:widows="2" fo:padding="0cm" fo:border="none"/>
      <style:text-properties officeooo:rsid="0020afed" officeooo:paragraph-rsid="0020afed"/>
    </style:style>
    <style:style style:name="P51" style:family="paragraph" style:parent-style-name="Preformatted_20_Text" style:list-style-name="L9" style:master-page-name="">
      <loext:graphic-properties draw:fill="none"/>
      <style:paragraph-properties fo:margin-left="2.6cm" fo:margin-right="0cm" fo:margin-top="0cm" fo:margin-bottom="0cm" loext:contextual-spacing="false" fo:line-height="158%" fo:text-align="start" style:justify-single-word="false" fo:orphans="2" fo:widows="2" fo:text-indent="-0.499cm" style:auto-text-indent="false" style:page-number="auto" fo:background-color="transparent" fo:padding="0cm" fo:border="none">
        <style:tab-stops/>
      </style:paragraph-properties>
      <style:text-properties officeooo:paragraph-rsid="002254ee"/>
    </style:style>
    <style:style style:name="P52" style:family="paragraph" style:parent-style-name="Preformatted_20_Text" style:list-style-name="L9">
      <loext:graphic-properties draw:fill="none"/>
      <style:paragraph-properties fo:margin-left="2.6cm" fo:margin-right="0cm" fo:margin-top="0cm" fo:margin-bottom="0cm" loext:contextual-spacing="false" fo:line-height="158%" fo:text-align="start" style:justify-single-word="false" fo:orphans="2" fo:widows="2" fo:text-indent="-0.499cm" style:auto-text-indent="false" fo:background-color="transparent" fo:padding="0cm" fo:border="none">
        <style:tab-stops/>
      </style:paragraph-properties>
      <style:text-properties officeooo:paragraph-rsid="002254ee"/>
    </style:style>
    <style:style style:name="P53" style:family="paragraph" style:parent-style-name="Preformatted_20_Text" style:list-style-name="L9">
      <loext:graphic-properties draw:fill="none"/>
      <style:paragraph-properties fo:margin-left="2.6cm" fo:margin-right="0cm" fo:margin-top="0cm" fo:margin-bottom="0cm" loext:contextual-spacing="false" fo:line-height="158%" fo:text-align="start" style:justify-single-word="false" fo:orphans="2" fo:widows="2" fo:text-indent="-0.499cm" style:auto-text-indent="false" fo:background-color="transparent" fo:padding="0cm" fo:border="none">
        <style:tab-stops/>
      </style:paragraph-properties>
      <style:text-properties officeooo:paragraph-rsid="0022666a"/>
    </style:style>
    <style:style style:name="P54" style:family="paragraph" style:parent-style-name="Preformatted_20_Text" style:list-style-name="L9">
      <loext:graphic-properties draw:fill="none"/>
      <style:paragraph-properties fo:margin-left="2.6cm" fo:margin-right="0cm" fo:margin-top="0cm" fo:margin-bottom="0cm" loext:contextual-spacing="false" fo:line-height="158%" fo:text-align="start" style:justify-single-word="false" fo:orphans="2" fo:widows="2" fo:text-indent="-0.499cm" style:auto-text-indent="false" fo:background-color="transparent" fo:padding="0cm" fo:border="none">
        <style:tab-stops/>
      </style:paragraph-properties>
      <style:text-properties fo:font-variant="normal" fo:text-transform="none" fo:color="#181818" style:font-name="monospace" fo:font-size="12pt" fo:letter-spacing="normal" fo:font-style="normal" fo:font-weight="normal" officeooo:paragraph-rsid="002254ee"/>
    </style:style>
    <style:style style:name="P55" style:family="paragraph" style:parent-style-name="Preformatted_20_Text" style:list-style-name="L10">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style:style>
    <style:style style:name="P56" style:family="paragraph" style:parent-style-name="Preformatted_20_Text" style:list-style-name="L10">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paragraph-rsid="0024eaa4"/>
    </style:style>
    <style:style style:name="P57" style:family="paragraph" style:parent-style-name="Preformatted_20_Text" style:list-style-name="L10">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paragraph-rsid="0025c7e2"/>
    </style:style>
    <style:style style:name="P58" style:family="paragraph" style:parent-style-name="Preformatted_20_Text" style:list-style-name="L11">
      <style:paragraph-properties fo:margin-top="0cm" fo:margin-bottom="0.499cm" loext:contextual-spacing="false" fo:orphans="2" fo:widows="2"/>
      <style:text-properties fo:font-variant="normal" fo:text-transform="none" fo:color="#181818" style:font-name="monospace" fo:font-size="12pt" fo:letter-spacing="normal" fo:font-style="normal" fo:font-weight="normal" officeooo:rsid="0025c7e2" officeooo:paragraph-rsid="0026821e"/>
    </style:style>
    <style:style style:name="P59" style:family="paragraph" style:parent-style-name="Preformatted_20_Text" style:list-style-name="L11">
      <style:paragraph-properties fo:margin-top="0cm" fo:margin-bottom="0.499cm" loext:contextual-spacing="false" fo:orphans="2" fo:widows="2"/>
      <style:text-properties officeooo:paragraph-rsid="0026821e"/>
    </style:style>
    <style:style style:name="P60" style:family="paragraph" style:parent-style-name="Standard" style:list-style-name="L1">
      <style:paragraph-properties fo:text-align="justify" style:justify-single-word="false"/>
      <style:text-properties style:font-name="Liberation Serif" fo:font-size="14pt" officeooo:rsid="00174a54" officeooo:paragraph-rsid="00174a54" style:font-size-asian="14pt" style:font-size-complex="14pt"/>
    </style:style>
    <style:style style:name="P61" style:family="paragraph" style:parent-style-name="Text_20_body" style:list-style-name="L2">
      <style:paragraph-properties fo:text-align="justify" style:justify-single-word="false"/>
      <style:text-properties fo:font-size="14pt" officeooo:paragraph-rsid="001af829" style:font-size-asian="14pt" style:font-size-complex="14pt"/>
    </style:style>
    <style:style style:name="P62" style:family="paragraph" style:parent-style-name="Text_20_body" style:list-style-name="L2">
      <style:paragraph-properties fo:text-align="justify" style:justify-single-word="false"/>
      <style:text-properties officeooo:paragraph-rsid="001bbe37"/>
    </style:style>
    <style:style style:name="P63" style:family="paragraph" style:parent-style-name="Text_20_body" style:list-style-name="L3">
      <style:paragraph-properties fo:text-align="justify" style:justify-single-word="false"/>
      <style:text-properties officeooo:paragraph-rsid="001cb9bc"/>
    </style:style>
    <style:style style:name="P64" style:family="paragraph" style:parent-style-name="Text_20_body" style:list-style-name="L3">
      <style:paragraph-properties fo:text-align="justify" style:justify-single-word="false"/>
      <style:text-properties officeooo:paragraph-rsid="001d4c5f"/>
    </style:style>
    <style:style style:name="P65" style:family="paragraph" style:parent-style-name="Text_20_body" style:list-style-name="L3">
      <style:paragraph-properties fo:text-align="justify" style:justify-single-word="false"/>
      <style:text-properties officeooo:paragraph-rsid="001d5f8d"/>
    </style:style>
    <style:style style:name="P66" style:family="paragraph" style:parent-style-name="Text_20_body" style:list-style-name="L4">
      <style:paragraph-properties fo:text-align="justify" style:justify-single-word="false"/>
      <style:text-properties officeooo:paragraph-rsid="001cb9bc"/>
    </style:style>
    <style:style style:name="P67" style:family="paragraph" style:parent-style-name="Text_20_body" style:list-style-name="L5">
      <style:paragraph-properties fo:text-align="justify" style:justify-single-word="false"/>
      <style:text-properties officeooo:paragraph-rsid="001d5fb0"/>
    </style:style>
    <style:style style:name="P68" style:family="paragraph" style:parent-style-name="Text_20_body" style:list-style-name="L3">
      <style:paragraph-properties fo:text-align="justify" style:justify-single-word="false"/>
      <style:text-properties fo:font-variant="normal" fo:text-transform="none" fo:color="#273239" style:font-name="urw-din" fo:font-size="12.75pt" fo:letter-spacing="normal" fo:font-style="normal" fo:font-weight="normal" officeooo:paragraph-rsid="001bbe37"/>
    </style:style>
    <style:style style:name="P69" style:family="paragraph" style:parent-style-name="Text_20_body" style:list-style-name="L3">
      <style:paragraph-properties fo:text-align="justify" style:justify-single-word="false"/>
      <style:text-properties fo:font-variant="normal" fo:text-transform="none" fo:color="#273239" style:font-name="urw-din" fo:font-size="12.75pt" fo:letter-spacing="normal" fo:font-style="normal" fo:font-weight="normal" officeooo:rsid="001d4c5f" officeooo:paragraph-rsid="001d4c5f"/>
    </style:style>
    <style:style style:name="P70" style:family="paragraph" style:parent-style-name="Text_20_body" style:list-style-name="L5">
      <style:paragraph-properties fo:text-align="justify" style:justify-single-word="false"/>
      <style:text-properties fo:font-variant="normal" fo:text-transform="none" fo:color="#273239" style:font-name="urw-din" fo:font-size="12.75pt" fo:letter-spacing="normal" fo:font-style="normal" fo:font-weight="normal" officeooo:rsid="001d5fb0" officeooo:paragraph-rsid="001d5fb0"/>
    </style:style>
    <style:style style:name="P71" style:family="paragraph" style:parent-style-name="Text_20_body" style:list-style-name="L5">
      <style:paragraph-properties fo:text-align="justify" style:justify-single-word="false"/>
      <style:text-properties officeooo:rsid="001d5fb0" officeooo:paragraph-rsid="001d5fb0"/>
    </style:style>
    <style:style style:name="P72" style:family="paragraph" style:parent-style-name="Text_20_body" style:list-style-name="L6">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73" style:family="paragraph" style:parent-style-name="Text_20_body" style:list-style-name="L6">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d5fb0"/>
    </style:style>
    <style:style style:name="T1" style:family="text">
      <style:text-properties style:font-name="Liberation Serif" officeooo:rsid="00174a54"/>
    </style:style>
    <style:style style:name="T2" style:family="text">
      <style:text-properties style:font-name="Liberation Serif" officeooo:rsid="0018ff10"/>
    </style:style>
    <style:style style:name="T3" style:family="text">
      <style:text-properties fo:font-variant="normal" fo:text-transform="none" fo:color="#273239" style:font-name="urw-din" fo:font-size="12.75pt" fo:letter-spacing="normal" fo:font-style="normal" fo:font-weight="normal"/>
    </style:style>
    <style:style style:name="T4" style:family="text">
      <style:text-properties fo:font-variant="normal" fo:text-transform="none" fo:color="#273239" style:font-name="urw-din" fo:font-size="12.75pt" fo:letter-spacing="normal" fo:font-style="normal" fo:font-weight="normal" loext:padding="0cm" loext:border="none"/>
    </style:style>
    <style:style style:name="T5" style:family="text">
      <style:text-properties fo:font-variant="normal" fo:text-transform="none" fo:color="#273239" style:font-name="urw-din" fo:font-size="12.75pt" fo:letter-spacing="normal" fo:font-style="normal" fo:font-weight="normal" officeooo:rsid="00174a54" style:font-size-asian="14pt" style:font-size-complex="14pt"/>
    </style:style>
    <style:style style:name="T6" style:family="text">
      <style:text-properties fo:font-variant="normal" fo:text-transform="none" fo:color="#273239" style:font-name="urw-din" fo:font-size="12.75pt" fo:letter-spacing="normal" fo:font-style="normal" fo:font-weight="normal" officeooo:rsid="00174a54" style:font-size-asian="14pt" style:font-size-complex="14pt" loext:padding="0cm" loext:border="none"/>
    </style:style>
    <style:style style:name="T7" style:family="text">
      <style:text-properties fo:font-variant="normal" fo:text-transform="none" fo:color="#273239" style:font-name="urw-din" fo:font-size="12.75pt" fo:letter-spacing="normal" fo:font-style="normal" fo:font-weight="normal" officeooo:rsid="001bbe37"/>
    </style:style>
    <style:style style:name="T8" style:family="text">
      <style:text-properties fo:font-variant="normal" fo:text-transform="none" fo:color="#273239" style:font-name="urw-din" fo:font-size="12.75pt" fo:letter-spacing="normal" fo:font-style="normal" fo:font-weight="normal" officeooo:rsid="001d5f8d"/>
    </style:style>
    <style:style style:name="T9" style:family="text">
      <style:text-properties fo:font-variant="normal" fo:text-transform="none" fo:color="#273239" style:font-name="urw-din" fo:font-size="12.75pt" fo:letter-spacing="normal" fo:font-style="normal" fo:font-weight="normal" officeooo:rsid="001d5fb0"/>
    </style:style>
    <style:style style:name="T10" style:family="text">
      <style:text-properties fo:font-variant="normal" fo:text-transform="none" fo:color="#273239" style:font-name="urw-din" fo:font-size="12.75pt" fo:letter-spacing="normal" fo:font-style="normal" fo:font-weight="normal" officeooo:rsid="001d5fb0" loext:padding="0cm" loext:border="none"/>
    </style:style>
    <style:style style:name="T11" style:family="text">
      <style:text-properties fo:font-variant="normal" fo:text-transform="none" fo:color="#273239" style:font-name="urw-din" fo:font-size="12.75pt" fo:letter-spacing="normal" fo:font-style="normal" fo:font-weight="normal" officeooo:rsid="0020afed"/>
    </style:style>
    <style:style style:name="T12" style:family="text">
      <style:text-properties fo:font-variant="normal" fo:text-transform="none" fo:color="#273239" style:font-name="urw-din" fo:font-size="12.75pt" fo:letter-spacing="normal" fo:font-style="normal" fo:font-weight="normal" officeooo:rsid="0020afed" loext:padding="0cm" loext:border="none"/>
    </style:style>
    <style:style style:name="T13" style:family="text">
      <style:text-properties fo:font-variant="normal" fo:text-transform="none" fo:color="#273239" style:font-name="urw-din" fo:font-size="12.75pt" fo:letter-spacing="normal" fo:font-style="normal" fo:font-weight="normal" officeooo:rsid="0025c7e2"/>
    </style:style>
    <style:style style:name="T14" style:family="text">
      <style:text-properties fo:font-variant="normal" fo:text-transform="none" fo:color="#273239" style:font-name="urw-din" fo:font-size="12.75pt" fo:letter-spacing="normal" fo:font-style="normal" fo:font-weight="normal" officeooo:rsid="0025c7e2" loext:padding="0cm" loext:border="none"/>
    </style:style>
    <style:style style:name="T15" style:family="text">
      <style:text-properties fo:font-variant="normal" fo:text-transform="none" fo:color="#273239" style:font-name="urw-din" fo:font-size="12.75pt" fo:letter-spacing="normal" fo:font-style="normal" fo:font-weight="normal" officeooo:rsid="0029e274"/>
    </style:style>
    <style:style style:name="T16" style:family="text">
      <style:text-properties fo:font-variant="normal" fo:text-transform="none" fo:color="#273239" style:font-name="urw-din" fo:font-size="12.75pt" fo:letter-spacing="normal" fo:font-style="normal" fo:font-weight="bold" loext:padding="0cm" loext:border="none"/>
    </style:style>
    <style:style style:name="T17" style:family="text">
      <style:text-properties fo:font-variant="normal" fo:text-transform="none" fo:color="#273239" style:font-name="urw-din" fo:font-size="12.75pt" fo:letter-spacing="normal" fo:font-style="normal" officeooo:rsid="0020afed" loext:padding="0cm" loext:border="none"/>
    </style:style>
    <style:style style:name="T18" style:family="text">
      <style:text-properties fo:font-variant="normal" fo:text-transform="none" fo:color="#273239" style:font-name="urw-din" fo:font-size="12.75pt" fo:letter-spacing="normal" fo:font-style="italic" fo:font-weight="normal"/>
    </style:style>
    <style:style style:name="T19" style:family="text">
      <style:text-properties fo:font-variant="normal" fo:text-transform="none" fo:color="#273239" style:font-name="urw-din" fo:font-size="12.75pt" fo:letter-spacing="normal" fo:font-style="italic" fo:font-weight="normal" loext:padding="0cm" loext:border="none"/>
    </style:style>
    <style:style style:name="T20" style:family="text">
      <style:text-properties fo:font-variant="normal" fo:text-transform="none" fo:color="#273239" style:font-name="urw-din" fo:font-size="12.75pt" fo:letter-spacing="normal" fo:font-style="italic" fo:font-weight="normal" officeooo:rsid="0020afed"/>
    </style:style>
    <style:style style:name="T21" style:family="text">
      <style:text-properties fo:font-variant="normal" fo:text-transform="none" fo:color="#273239" style:font-name="urw-din" fo:font-size="12.75pt" fo:letter-spacing="normal" fo:font-style="italic" fo:font-weight="normal" officeooo:rsid="0020afed" loext:padding="0cm" loext:border="none"/>
    </style:style>
    <style:style style:name="T22" style:family="text">
      <style:text-properties fo:font-variant="normal" fo:text-transform="none" fo:color="#273239" style:font-name="urw-din" fo:font-size="12.75pt" fo:letter-spacing="normal" fo:font-style="italic" fo:font-weight="normal" style:font-style-asian="italic" style:font-style-complex="italic"/>
    </style:style>
    <style:style style:name="T23" style:family="text">
      <style:text-properties fo:font-variant="normal" fo:text-transform="none" fo:color="#273239" style:font-name="urw-din" fo:font-size="12.75pt" fo:letter-spacing="normal" fo:font-style="italic" fo:font-weight="normal" officeooo:rsid="0020afed" style:font-style-asian="italic" style:font-style-complex="italic"/>
    </style:style>
    <style:style style:name="T24" style:family="text">
      <style:text-properties fo:font-variant="normal" fo:text-transform="none" fo:color="#273239" style:font-name="Liberation Serif" fo:font-size="12.75pt" fo:letter-spacing="normal" fo:font-style="normal" fo:font-weight="normal" officeooo:rsid="00174a54" loext:padding="0cm" loext:border="none"/>
    </style:style>
    <style:style style:name="T25" style:family="text">
      <style:text-properties fo:font-variant="normal" fo:text-transform="none" fo:color="#273239" fo:letter-spacing="normal" loext:padding="0cm" loext:border="none"/>
    </style:style>
    <style:style style:name="T26" style:family="text">
      <style:text-properties fo:font-variant="normal" fo:text-transform="none" fo:color="#006000" style:font-name="monospace" fo:font-size="12pt" fo:letter-spacing="normal" fo:font-style="italic" fo:font-weight="normal"/>
    </style:style>
    <style:style style:name="T27" style:family="text">
      <style:text-properties fo:font-variant="normal" fo:text-transform="none" fo:color="#006000" style:font-name="monospace" fo:font-size="12pt" fo:letter-spacing="normal" fo:font-style="italic" fo:font-weight="normal" officeooo:rsid="0022666a"/>
    </style:style>
    <style:style style:name="T28" style:family="text">
      <style:text-properties fo:font-variant="normal" fo:text-transform="none" fo:color="#181818" style:font-name="monospace" fo:font-size="12pt" fo:letter-spacing="normal" fo:font-style="normal" fo:font-weight="normal"/>
    </style:style>
    <style:style style:name="T29" style:family="text">
      <style:text-properties fo:font-variant="normal" fo:text-transform="none" fo:color="#181818" style:font-name="monospace" fo:font-size="12pt" fo:letter-spacing="normal" fo:font-style="normal" fo:font-weight="normal" officeooo:rsid="0020afed" style:font-style-asian="italic" style:font-style-complex="italic"/>
    </style:style>
    <style:style style:name="T30" style:family="text">
      <style:text-properties fo:font-variant="normal" fo:text-transform="none" fo:color="#181818" style:font-name="monospace" fo:font-size="12pt" fo:letter-spacing="normal" fo:font-style="normal" fo:font-weight="normal" officeooo:rsid="002254ee" style:font-style-asian="italic" style:font-style-complex="italic"/>
    </style:style>
    <style:style style:name="T31" style:family="text">
      <style:text-properties fo:font-variant="normal" fo:text-transform="none" fo:color="#181818" style:font-name="monospace" fo:font-size="12pt" fo:letter-spacing="normal" fo:font-style="normal" fo:font-weight="normal" style:font-size-asian="13pt" style:font-size-complex="13pt"/>
    </style:style>
    <style:style style:name="T32" style:family="text">
      <style:text-properties fo:font-variant="normal" fo:text-transform="none" fo:color="#181818" style:font-name="monospace" fo:font-size="12pt" fo:letter-spacing="normal" fo:font-style="normal" fo:font-weight="normal" officeooo:rsid="0029e274" style:font-size-asian="13pt" style:font-size-complex="13pt"/>
    </style:style>
    <style:style style:name="T33" style:family="text">
      <style:text-properties fo:font-variant="normal" fo:text-transform="none" fo:color="#181818" style:font-name="monospace" fo:font-size="12pt" fo:letter-spacing="normal" fo:font-style="normal" fo:font-weight="normal" officeooo:rsid="002c9035" style:font-size-asian="13pt" style:font-size-complex="13pt"/>
    </style:style>
    <style:style style:name="T34" style:family="text">
      <style:text-properties fo:font-variant="normal" fo:text-transform="none" fo:color="#181818" style:font-name="monospace" fo:font-size="12pt" fo:letter-spacing="normal" fo:font-style="normal" fo:font-weight="normal" officeooo:rsid="002d4069" style:font-size-asian="13pt" style:font-size-complex="13pt"/>
    </style:style>
    <style:style style:name="T35" style:family="text">
      <style:text-properties fo:font-variant="normal" fo:text-transform="none" fo:color="#181818" style:font-name="monospace" fo:font-size="12pt" fo:letter-spacing="normal" fo:font-style="italic" fo:font-weight="normal"/>
    </style:style>
    <style:style style:name="T36" style:family="text">
      <style:text-properties fo:font-variant="normal" fo:text-transform="none" fo:color="#181818" fo:letter-spacing="normal"/>
    </style:style>
    <style:style style:name="T37" style:family="text">
      <style:text-properties fo:font-variant="normal" fo:text-transform="none" fo:color="#181818" style:font-name="Liberation Mono" fo:font-size="10pt" fo:letter-spacing="normal" fo:font-style="normal" fo:font-weight="normal" officeooo:rsid="0022666a" style:font-name-asian="Noto Sans Mono CJK SC" style:font-size-asian="10pt" style:font-name-complex="Liberation Mono" style:font-size-complex="10pt"/>
    </style:style>
    <style:style style:name="T38" style:family="text">
      <style:text-properties fo:font-variant="normal" fo:text-transform="none" fo:color="#1030ff" style:text-line-through-style="none" style:text-line-through-type="none" style:font-name="monospace" fo:font-size="12pt" fo:letter-spacing="normal" fo:font-style="normal" style:text-underline-style="none" fo:font-weight="normal" style:text-blinking="false"/>
    </style:style>
    <style:style style:name="T39" style:family="text">
      <style:text-properties fo:font-variant="normal" fo:text-transform="none" fo:color="#502000" style:font-name="monospace" fo:font-size="12pt" fo:letter-spacing="normal" fo:font-style="normal" fo:font-weight="bold"/>
    </style:style>
    <style:style style:name="T40" style:family="text">
      <style:text-properties fo:font-variant="normal" fo:text-transform="none" fo:color="#000000" style:font-name="Liberation Serif" fo:font-size="12pt" fo:letter-spacing="normal" fo:font-style="normal" fo:font-weight="normal" officeooo:rsid="0020afed" style:font-style-asian="normal" style:font-style-complex="normal"/>
    </style:style>
    <style:style style:name="T41" style:family="text">
      <style:text-properties fo:font-variant="normal" fo:text-transform="none" fo:color="#333333" fo:letter-spacing="normal" fo:font-style="normal" fo:font-weight="normal" officeooo:rsid="0029e274"/>
    </style:style>
    <style:style style:name="T42" style:family="text">
      <style:text-properties fo:font-variant="normal" fo:text-transform="none" fo:color="#333333" fo:letter-spacing="normal" fo:font-style="italic" fo:font-weight="normal" officeooo:rsid="0029e274" loext:padding="0cm" loext:border="none"/>
    </style:style>
    <style:style style:name="T43" style:family="text">
      <style:text-properties fo:font-variant="normal" fo:text-transform="none" fo:color="#333333" style:font-name="Liberation Serif" fo:font-size="13pt" fo:letter-spacing="normal" fo:font-style="normal" fo:font-weight="normal" officeooo:rsid="0029e274" style:font-size-asian="13pt" style:font-size-complex="13pt"/>
    </style:style>
    <style:style style:name="T44" style:family="text">
      <style:text-properties fo:font-variant="normal" fo:text-transform="none" fo:color="#333333" style:font-name="Liberation Serif" fo:font-size="13pt" fo:letter-spacing="normal" fo:font-style="italic" fo:font-weight="normal" officeooo:rsid="0029e274" style:font-size-asian="13pt" style:font-size-complex="13pt" loext:padding="0cm" loext:border="none"/>
    </style:style>
    <style:style style:name="T45" style:family="text">
      <style:text-properties style:font-name="monospace" fo:font-size="12pt" fo:font-style="normal" fo:font-weight="normal"/>
    </style:style>
    <style:style style:name="T46" style:family="text">
      <style:text-properties fo:color="#006000" style:font-name="monospace" fo:font-size="12pt" fo:font-style="italic" fo:font-weight="normal"/>
    </style:style>
    <style:style style:name="T47" style:family="text">
      <style:text-properties fo:color="#006000" fo:font-style="italic"/>
    </style:style>
    <style:style style:name="T48" style:family="text">
      <style:text-properties fo:color="#502000" style:font-name="monospace" fo:font-size="12pt" fo:font-style="normal" fo:font-weight="bold"/>
    </style:style>
    <style:style style:name="T49" style:family="text">
      <style:text-properties fo:color="#181818" style:font-name="monospace" fo:font-size="12pt" style:font-size-asian="13pt" style:font-size-complex="13pt"/>
    </style:style>
    <style:style style:name="T50" style:family="text">
      <style:text-properties fo:color="#181818" style:font-name="monospace" fo:font-size="12pt" officeooo:rsid="0030ba54" style:font-size-asian="13pt" style:font-size-complex="13pt"/>
    </style:style>
    <style:style style:name="T51" style:family="text">
      <style:text-properties fo:color="#000000" style:font-name="Liberation Serif" fo:font-style="italic"/>
    </style:style>
    <style:style style:name="T52" style:family="text">
      <style:text-properties fo:color="#000000" style:font-name="Liberation Seri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list xml:id="list2677915059" text:style-name="L1">
        <text:list-item>
          <text:p text:style-name="P60">top <text:s/>-: The top program provides a dynamic real-time view of a running system. <text:s/>It can display system summary information as well as a list of processes or threads currently being managed by the Linux kernel. <text:s/>The types of system summary information shown and the <text:s/>types,order <text:s/>and <text:s/>size <text:s/>of <text:s/>information <text:s/>displayed <text:s/>for processes are all user configurable and that configuration can be made persistent across restarts.</text:p>
        </text:list-item>
      </text:list>
      <text:p text:style-name="P17"/>
      <text:p text:style-name="P18"><text:span text:style-name="T1"><text:tab/></text:span><text:span text:style-name="T2">Main Components:</text:span></text:p>
      <text:list xml:id="list1169250548" text:style-name="L2">
        <text:list-header>
          <text:p text:style-name="P61"><text:span text:style-name="Strong_20_Emphasis"><text:span text:style-name="T24"/></text:span></text:p>
        </text:list-header>
        <text:list-item>
          <text:p text:style-name="P62"><text:span text:style-name="Strong_20_Emphasis"><text:span text:style-name="T6">PID: </text:span></text:span><text:span text:style-name="T5">Shows task’s unique process id.</text:span></text:p>
        </text:list-item>
        <text:list-item>
          <text:p text:style-name="P62"><text:span text:style-name="Strong_20_Emphasis"><text:span text:style-name="T4">PR: </text:span></text:span><text:span text:style-name="T3">Stands for priority of the task.</text:span></text:p>
        </text:list-item>
        <text:list-item>
          <text:p text:style-name="P62"><text:span text:style-name="Strong_20_Emphasis"><text:span text:style-name="T4">SHR: </text:span></text:span><text:span text:style-name="T3">Represents the amount of shared memory used by a task.</text:span></text:p>
        </text:list-item>
        <text:list-item>
          <text:p text:style-name="P62"><text:span text:style-name="Strong_20_Emphasis"><text:span text:style-name="T4">VIRT: </text:span></text:span><text:span text:style-name="T3">Total virtual memory used by the task.</text:span></text:p>
        </text:list-item>
        <text:list-item>
          <text:p text:style-name="P62"><text:span text:style-name="Strong_20_Emphasis"><text:span text:style-name="T4">USER: </text:span></text:span><text:span text:style-name="T3">User name of owner of task.</text:span></text:p>
        </text:list-item>
        <text:list-item>
          <text:p text:style-name="P62"><text:span text:style-name="Strong_20_Emphasis"><text:span text:style-name="T4">%CPU: </text:span></text:span><text:span text:style-name="T3">Represents the CPU usage.</text:span></text:p>
        </text:list-item>
        <text:list-item>
          <text:p text:style-name="P62"><text:span text:style-name="Strong_20_Emphasis"><text:span text:style-name="T4">TIME+: </text:span></text:span><text:span text:style-name="T3">CPU Time, the same as ‘TIME’, but reflecting more granularity through hundredths of a second.</text:span></text:p>
        </text:list-item>
        <text:list-item>
          <text:p text:style-name="P62"><text:span text:style-name="Strong_20_Emphasis"><text:span text:style-name="T4">NI: </text:span></text:span><text:span text:style-name="T3">Represents a Nice Value of task. A Negative nice value implies higher priority, and positive Nice value means lower priority.</text:span></text:p>
        </text:list-item>
        <text:list-item>
          <text:p text:style-name="P62"><text:span text:style-name="Strong_20_Emphasis"><text:span text:style-name="T4">%MEM: </text:span></text:span><text:span text:style-name="T3">Shows the Memory usage of task.</text:span></text:p>
        </text:list-item>
      </text:list>
      <text:p text:style-name="P39">Total 58 fields in top command</text:p>
      <text:p text:style-name="P39">-H <text:s/>:Threads-mode operation</text:p>
      <text:p text:style-name="P39">Instructs top to display individual threads. <text:s/>Without this command-line option a summation of all threads in each <text:s/>process is shown. <text:s/>Later this can be changed with the `H' interactive command.</text:p>
      <text:p text:style-name="P39">Eg :- Top -H</text:p>
      <text:p text:style-name="P39"/>
      <text:p text:style-name="P40">Ps : gives a snapshot of current process</text:p>
      <text:p text:style-name="P41">ps -elf : <text:s text:c="2"/>To see every process on the system using standard syntax</text:p>
      <text:p text:style-name="P39"/>
      <text:p text:style-name="P39"/>
      <text:list xml:id="list4063243044" text:style-name="L3">
        <text:list-item>
          <text:p text:style-name="P63"><text:soft-page-break/><text:span text:style-name="T7">IOSTAT :- </text:span><text:span text:style-name="T3">The </text:span><text:span text:style-name="Strong_20_Emphasis"><text:span text:style-name="T4">iostat </text:span></text:span><text:span text:style-name="T3">command in Linux is used for monitoring system input/output statistics for devices and partitions.</text:span></text:p>
        </text:list-item>
      </text:list>
      <text:list xml:id="list2070525882" text:style-name="L4">
        <text:list-item>
          <text:p text:style-name="P66"><text:span text:style-name="Strong_20_Emphasis"><text:span text:style-name="T4">%user : </text:span></text:span><text:span text:style-name="T3">It shows the percentage of CPU being utilization that while executing at the user level.</text:span></text:p>
        </text:list-item>
        <text:list-item>
          <text:p text:style-name="P66"><text:span text:style-name="Strong_20_Emphasis"><text:span text:style-name="T4">%nice : </text:span></text:span><text:span text:style-name="T3">It shows the percentage of CPU utilization that occurred while executing at the user level with a nice priority.</text:span></text:p>
        </text:list-item>
        <text:list-item>
          <text:p text:style-name="P66"><text:span text:style-name="Strong_20_Emphasis"><text:span text:style-name="T4">%system : </text:span></text:span><text:span text:style-name="T3">It shows the percentage of CPU utilization that occurred while executing at the system (kernel) level.</text:span></text:p>
        </text:list-item>
        <text:list-item>
          <text:p text:style-name="P66"><text:span text:style-name="Strong_20_Emphasis"><text:span text:style-name="T4">%iowait : </text:span></text:span><text:span text:style-name="T3">It shows the percentage of the time that the CPU or CPUs were idle during which the system had an outstanding disk I/O request.</text:span></text:p>
        </text:list-item>
        <text:list-item>
          <text:p text:style-name="P66"><text:span text:style-name="Strong_20_Emphasis"><text:span text:style-name="T4">%steal : </text:span></text:span><text:span text:style-name="T3">It shows the percentage of time being spent in involuntary wait by the virtual CPU or CPUs while the hypervisor was servicing by another virtual processor.</text:span></text:p>
        </text:list-item>
        <text:list-item>
          <text:p text:style-name="P66"><text:span text:style-name="Strong_20_Emphasis"><text:span text:style-name="T4">%idle : </text:span></text:span><text:span text:style-name="T3">It shows the percentage of time that the CPU or CPUs were idle and the system did not have an outstanding disk I/O request.</text:span></text:p>
        </text:list-item>
      </text:list>
      <text:list xml:id="list153152482839134" text:continue-list="list4063243044" text:style-name="L3">
        <text:list-header>
          <text:p text:style-name="P68"><text:s/>-c <text:s text:c="4"/>Display the CPU utilization report.</text:p>
          <text:p text:style-name="P68"><text:s/>-d <text:s text:c="4"/>Display the device utilization report.</text:p>
          <text:p text:style-name="P69"><text:s/>-V <text:s text:c="4"/>Print version number then exit.</text:p>
          <text:p text:style-name="P69"><text:s/>-x <text:s text:c="4"/>Display extended statistics.</text:p>
          <text:list>
            <text:list-item>
              <text:list>
                <text:list-item>
                  <text:p text:style-name="P64"><text:span text:style-name="Strong_20_Emphasis"><text:span text:style-name="T4">Device : </text:span></text:span><text:span text:style-name="T3">The device/partition name is listed in </text:span><text:span text:style-name="T19">/dev </text:span><text:span text:style-name="T3">directory.</text:span></text:p>
                </text:list-item>
                <text:list-item>
                  <text:p text:style-name="P64"><text:span text:style-name="Strong_20_Emphasis"><text:span text:style-name="T4">Tps : </text:span></text:span><text:span text:style-name="T3">The number of transfers per second that were issued to the device. Higher tps means the processor is busier.</text:span></text:p>
                </text:list-item>
                <text:list-item>
                  <text:p text:style-name="P64"><text:span text:style-name="Strong_20_Emphasis"><text:span text:style-name="T4">Blk_read/s : </text:span></text:span><text:span text:style-name="T3">It shows the amount of data read from the device expressed in a number of blocks (kilobytes, megabytes) per second.</text:span></text:p>
                </text:list-item>
                <text:list-item>
                  <text:p text:style-name="P64"><text:span text:style-name="Strong_20_Emphasis"><text:span text:style-name="T4">Blk_wrtn/s : </text:span></text:span><text:span text:style-name="T3">The amount of data written to the device expressed in a number of blocks (kilobytes, megabytes) per second.</text:span></text:p>
                </text:list-item>
                <text:list-item>
                  <text:p text:style-name="P64"><text:span text:style-name="Strong_20_Emphasis"><text:span text:style-name="T4">Blk_read : </text:span></text:span><text:span text:style-name="T3">It shows the total number of blocks read.</text:span></text:p>
                </text:list-item>
                <text:list-item>
                  <text:p text:style-name="P64"><text:span text:style-name="Strong_20_Emphasis"><text:span text:style-name="T4">Blk_wrtn : </text:span></text:span><text:span text:style-name="T3">It shows the total number of blocks written.</text:span></text:p>
                </text:list-item>
              </text:list>
            </text:list-item>
          </text:list>
        </text:list-header>
        <text:list-item>
          <text:p text:style-name="P65"><text:span text:style-name="T8">Free :- </text:span><text:span text:style-name="Strong_20_Emphasis"><text:span text:style-name="T4">free </text:span></text:span><text:span text:style-name="T3">command which displays the total amount of free space available along with the amount of memory used and swap memory in the system, and also the buffers used by the kernel.</text:span></text:p>
        </text:list-item>
      </text:list>
      <text:list xml:id="list636318023" text:style-name="L5">
        <text:list-item>
          <text:p text:style-name="P67"><text:soft-page-break/><text:span text:style-name="Strong_20_Emphasis"><text:span text:style-name="T10">T</text:span></text:span><text:span text:style-name="Strong_20_Emphasis"><text:span text:style-name="T4">otal : </text:span></text:span><text:span text:style-name="T3">displays the total installed memory (MemTotal and SwapTotal </text:span><text:span text:style-name="T19">i.e </text:span><text:span text:style-name="T3">present in /proc/meminfo).</text:span></text:p>
        </text:list-item>
        <text:list-item>
          <text:p text:style-name="P67"><text:span text:style-name="Strong_20_Emphasis"><text:span text:style-name="T10">u</text:span></text:span><text:span text:style-name="Strong_20_Emphasis"><text:span text:style-name="T4">sed</text:span></text:span><text:span text:style-name="T3">: displays the used memory.</text:span></text:p>
        </text:list-item>
        <text:list-item>
          <text:p text:style-name="P67"><text:span text:style-name="Strong_20_Emphasis"><text:span text:style-name="T4">free</text:span></text:span><text:span text:style-name="T3">:displays the unused memory.</text:span></text:p>
        </text:list-item>
        <text:list-item>
          <text:p text:style-name="P67"><text:span text:style-name="Strong_20_Emphasis"><text:span text:style-name="T10">s</text:span></text:span><text:span text:style-name="Strong_20_Emphasis"><text:span text:style-name="T4">hared:</text:span></text:span><text:span text:style-name="T3">displays the memory used by tmpfs(Shmen </text:span><text:span text:style-name="T19">i.e</text:span><text:span text:style-name="T3">present in /proc/meminfo and displays zero in case not available).</text:span></text:p>
        </text:list-item>
        <text:list-item>
          <text:p text:style-name="P67"><text:span text:style-name="Strong_20_Emphasis"><text:span text:style-name="T4">Buffers:</text:span></text:span><text:span text:style-name="T3">displays the memory used by kernel buffers.</text:span></text:p>
        </text:list-item>
        <text:list-item>
          <text:p text:style-name="P67"><text:span text:style-name="Strong_20_Emphasis"><text:span text:style-name="T10">c</text:span></text:span><text:span text:style-name="Strong_20_Emphasis"><text:span text:style-name="T4">ached:</text:span></text:span><text:span text:style-name="T3">displays the memory used by the page cache and slabs(Cached and Slab available in /proc/meminfo).</text:span></text:p>
        </text:list-item>
        <text:list-item>
          <text:p text:style-name="P67"><text:span text:style-name="Strong_20_Emphasis"><text:span text:style-name="T4">buffers/cache:</text:span></text:span><text:span text:style-name="T3">displays the sum of buffers and cache.</text:span></text:p>
        </text:list-item>
        <text:list-item>
          <text:p text:style-name="P70">available: Estimation of how much memory is available for starting new applications, without swapping. Unlike the data provided by the cache <text:s/>or <text:s/>free <text:s/>fields, this field takes into account page cache and also that not all reclaimable memory slabs will be re‐claimed due to items being in use</text:p>
          <text:p text:style-name="P71"><text:span text:style-name="Strong_20_Emphasis"><text:span text:style-name="T4">-b, – -bytes : </text:span></text:span><text:span text:style-name="T3">It displays the memory in bytes.</text:span></text:p>
          <text:list text:style-name="L6">
            <text:list-header>
              <text:p text:style-name="P72"><text:span text:style-name="Strong_20_Emphasis"><text:span text:style-name="T4">-k, – -kilo : </text:span></text:span><text:span text:style-name="T3">It displays the amount of memory in kilobytes(default).</text:span></text:p>
              <text:p text:style-name="P72"><text:span text:style-name="Strong_20_Emphasis"><text:span text:style-name="T4">-m, – -mega :</text:span></text:span><text:span text:style-name="T3">It displays the amount of memory in megabytes.</text:span></text:p>
              <text:p text:style-name="P72"><text:span text:style-name="Strong_20_Emphasis"><text:span text:style-name="T4">-g, – -giga :</text:span></text:span><text:span text:style-name="T3">It displays the amount of memory in gigabytes.</text:span></text:p>
              <text:p text:style-name="P72"><text:span text:style-name="Strong_20_Emphasis"><text:span text:style-name="T25">– – </text:span></text:span><text:span text:style-name="Strong_20_Emphasis"><text:span text:style-name="T4">tera :</text:span></text:span><text:span text:style-name="T3">It displays the amount of memory in terabytes.</text:span></text:p>
              <text:p text:style-name="P72"><text:span text:style-name="Strong_20_Emphasis"><text:span text:style-name="T4">-h, – -human :</text:span></text:span><text:span text:style-name="T3">It shows all output columns automatically scaled to shortest three digit unit and display the units also of print out. The units used are</text:span><text:span text:style-name="T16">B</text:span><text:span text:style-name="T3">(bytes),</text:span><text:span text:style-name="T16">K</text:span><text:span text:style-name="T3">(kilos),</text:span><text:span text:style-name="T16">M</text:span><text:span text:style-name="T3">(megas),</text:span><text:span text:style-name="T16">G</text:span><text:span text:style-name="T3">(gigas), and</text:span><text:span text:style-name="T16">T</text:span><text:span text:style-name="T3">(teras).</text:span></text:p>
              <text:p text:style-name="P72"><text:span text:style-name="Strong_20_Emphasis"><text:span text:style-name="T4">-c, – -count :</text:span></text:span><text:span text:style-name="T3">It displays the output </text:span><text:span text:style-name="T16">c </text:span><text:span text:style-name="T3">number of times and this option actually works with </text:span><text:span text:style-name="T16">-s </text:span><text:span text:style-name="T3">option.</text:span></text:p>
              <text:p text:style-name="P72"><text:span text:style-name="Strong_20_Emphasis"><text:span text:style-name="T4">-l, – -lohi :</text:span></text:span><text:span text:style-name="T3">It shows the detailed low and high memory statistics</text:span></text:p>
              <text:p text:style-name="P72"><text:span text:style-name="Strong_20_Emphasis"><text:span text:style-name="T4">-o, – -old :</text:span></text:span><text:span text:style-name="T3">This option disables the display of the buffer adjusted line.</text:span></text:p>
              <text:p text:style-name="P72"><text:span text:style-name="Strong_20_Emphasis"><text:span text:style-name="T4">-s, – -seconds :</text:span></text:span><text:span text:style-name="T3">This option allows you to display the output continuously after </text:span><text:span text:style-name="T16">s </text:span><text:span text:style-name="T3">seconds delay. In actual, the </text:span><text:span text:style-name="T16">usleep</text:span><text:span text:style-name="T3">system call is used for microsecond resolution delay times.</text:span></text:p>
              <text:p text:style-name="P72"><text:soft-page-break/><text:span text:style-name="Strong_20_Emphasis"><text:span text:style-name="T4">-t, – -total : </text:span></text:span><text:span text:style-name="T3">It adds an additional line in the output showing the column totals.</text:span></text:p>
            </text:list-header>
          </text:list>
        </text:list-item>
        <text:list-item text:style-override="L6">
          <text:p text:style-name="P73"><text:span text:style-name="T9">mpstat : </text:span><text:span text:style-name="Strong_20_Emphasis"><text:span text:style-name="T4">mpstat</text:span></text:span><text:span text:style-name="T3"> is a command that is used to report processor related statistics. It accurately displays the statistics of the CPU usage of the system. It displays information about CPU utilization and performance. It initializes the first processor with CPU 0, the second one with CPU 1, and so on.</text:span></text:p>
          <text:list text:style-name="L6">
            <text:list-header>
              <text:p text:style-name="P42">mpstat -P ALL : To display processor number of all CPUs.</text:p>
              <text:p text:style-name="P42">mpstat -A : To get all the information which the tool may collect.</text:p>
            </text:list-header>
          </text:list>
        </text:list-item>
      </text:list>
      <text:p text:style-name="P2"><text:s/>CPU Processor number. The keyword all indicates that statistics are calculated as averages among all processors.</text:p>
      <text:list xml:id="list1720583896" text:style-name="L7">
        <text:list-item>
          <text:p text:style-name="P43">%usr:Show the percentage of CPU utilization that occurred while executing at the user level (application).</text:p>
        </text:list-item>
        <text:list-item>
          <text:p text:style-name="P43">%nice:Show the percentage of CPU utilization that occurred while executing at the user level with nice priority.</text:p>
        </text:list-item>
        <text:list-item>
          <text:p text:style-name="P43">%sys : Show <text:s/>the <text:s/>percentage <text:s/>of <text:s/>CPU utilization that occurred while executing at the system level (kernel). Note that this does not include time spent servicing hardware and software interrupts.</text:p>
        </text:list-item>
        <text:list-item>
          <text:p text:style-name="P43"><text:s/>%iowait : Show the percentage of time that the CPU or CPUs were idle during which the system had an outstanding <text:s/>disk <text:s/>I/O re‐quest.</text:p>
        </text:list-item>
        <text:list-item>
          <text:p text:style-name="P43">%irq : Show the percentage of time spent by the CPU or CPUs to service hardware interrupts.</text:p>
        </text:list-item>
        <text:list-item>
          <text:p text:style-name="P43"><text:s/>%soft : Show the percentage of time spent by the CPU or CPUs to service software interrupts.</text:p>
        </text:list-item>
        <text:list-item>
          <text:p text:style-name="P43">%steal : Show <text:s/>the <text:s/>percentage of time spent in involuntary wait by the virtual CPU or CPUs while the hypervisor was servicing another virtual processor.</text:p>
        </text:list-item>
        <text:list-item>
          <text:p text:style-name="P43">%guest: Show the percentage of time spent by the CPU or CPUs to run a virtual processor.</text:p>
        </text:list-item>
        <text:list-item>
          <text:p text:style-name="P44"><text:soft-page-break/>%gnice: Show the percentage of time spent by the CPU or CPUs to run a niced guest.</text:p>
        </text:list-item>
      </text:list>
      <text:list xml:id="list1261632353" text:style-name="L8">
        <text:list-item>
          <text:p text:style-name="P47"><text:span text:style-name="T11">df : </text:span><text:span text:style-name="Strong_20_Emphasis"><text:span text:style-name="T4">df </text:span></text:span><text:span text:style-name="T3">command (short for disk free), is used to display information related to file systems about total space and available space.</text:span><text:span text:style-name="T11"> </text:span></text:p>
          <text:p text:style-name="P47"><text:span text:style-name="Strong_20_Emphasis"><text:span text:style-name="T21">-a, –all :</text:span></text:span><text:span text:style-name="Strong_20_Emphasis"><text:span text:style-name="T12"> </text:span></text:span><text:span text:style-name="T20">includes pseudo, duplicate and inaccessible file systems.</text:span><text:span text:style-name="T11"><text:line-break/></text:span><text:span text:style-name="Strong_20_Emphasis"><text:span text:style-name="T21">-B, –block-size=SIZE : </text:span></text:span><text:span text:style-name="T20">scales sizes by SIZE before printing them.</text:span><text:span text:style-name="T11"><text:line-break/></text:span><text:span text:style-name="Strong_20_Emphasis"><text:span text:style-name="T21">-h, –human-readable :</text:span></text:span><text:span text:style-name="Strong_20_Emphasis"><text:span text:style-name="T12"> </text:span></text:span><text:span text:style-name="T20">print sizes in power of 1024</text:span><text:span text:style-name="T11"><text:line-break/></text:span><text:span text:style-name="Strong_20_Emphasis"><text:span text:style-name="T21">-H, –si: </text:span></text:span><text:span text:style-name="T20">print sizes in power of 1000</text:span><text:span text:style-name="T11"><text:line-break/></text:span><text:span text:style-name="Strong_20_Emphasis"><text:span text:style-name="T21">-i, –inodes :</text:span></text:span><text:span text:style-name="Strong_20_Emphasis"><text:span text:style-name="T12"> </text:span></text:span><text:span text:style-name="T20">list inode information instead of block usage</text:span><text:span text:style-name="T11"><text:line-break/></text:span><text:span text:style-name="Strong_20_Emphasis"><text:span text:style-name="T21">-l, –local :</text:span></text:span><text:span text:style-name="Strong_20_Emphasis"><text:span text:style-name="T12"> </text:span></text:span><text:span text:style-name="T20">limit listing to local file systems</text:span><text:span text:style-name="T11"><text:line-break/></text:span><text:span text:style-name="Strong_20_Emphasis"><text:span text:style-name="T21">-P, –portability :</text:span></text:span><text:span text:style-name="Strong_20_Emphasis"><text:span text:style-name="T12"> </text:span></text:span><text:span text:style-name="T20">use POSIX output format</text:span><text:span text:style-name="T11"><text:line-break/></text:span><text:span text:style-name="Strong_20_Emphasis"><text:span text:style-name="T17">–</text:span></text:span><text:span text:style-name="Strong_20_Emphasis"><text:span text:style-name="T21">sync :</text:span></text:span><text:span text:style-name="Strong_20_Emphasis"><text:span text:style-name="T12"> </text:span></text:span><text:span text:style-name="T20">invoke sync before getting usage info</text:span><text:span text:style-name="T11"><text:line-break/></text:span><text:span text:style-name="Strong_20_Emphasis"><text:span text:style-name="T17">–</text:span></text:span><text:span text:style-name="Strong_20_Emphasis"><text:span text:style-name="T21">total :</text:span></text:span><text:span text:style-name="Strong_20_Emphasis"><text:span text:style-name="T12"> </text:span></text:span><text:span text:style-name="T20">elide all entries insignificant to available space, and produce grand total</text:span><text:span text:style-name="T11"><text:line-break/></text:span><text:span text:style-name="Strong_20_Emphasis"><text:span text:style-name="T21">-t, –type=TYPE :</text:span></text:span><text:span text:style-name="Strong_20_Emphasis"><text:span text:style-name="T12"> </text:span></text:span><text:span text:style-name="T20">limit listing to file systems of type TYPE</text:span><text:span text:style-name="T11"><text:line-break/></text:span><text:span text:style-name="Strong_20_Emphasis"><text:span text:style-name="T21">-T, –print-type :</text:span></text:span><text:span text:style-name="Strong_20_Emphasis"><text:span text:style-name="T12"> </text:span></text:span><text:span text:style-name="T20">print file system type</text:span></text:p>
          <text:p text:style-name="P45"/>
        </text:list-item>
        <text:list-item>
          <text:p text:style-name="P45">du - estimate file space usage</text:p>
        </text:list-item>
        <text:list-item>
          <text:p text:style-name="P50"><text:span text:style-name="T18">cat /</text:span><text:span text:style-name="T22">proc/pid/status – give all information regarding process </text:span></text:p>
        </text:list-item>
      </text:list>
      <text:list xml:id="list3298857756" text:style-name="L9">
        <text:list-item>
          <text:p text:style-name="P48"><text:span text:style-name="T23"><text:s/></text:span><text:span text:style-name="T29">name : Command run by this process</text:span></text:p>
        </text:list-item>
        <text:list-item>
          <text:p text:style-name="P46">Umask : Process umask, expressed in octal with a leading</text:p>
        </text:list-item>
      </text:list>
      <text:p text:style-name="P11"><text:s text:c="21"/><text:span text:style-name="T45">zero;</text:span></text:p>
      <text:p text:style-name="P12">Read – 4 write 2 execute -1 </text:p>
      <text:p text:style-name="P19"/>
      <text:list xml:id="list153152131847174" text:continue-numbering="true" text:style-name="L9">
        <text:list-item>
          <text:p text:style-name="P49"><text:span text:style-name="T40">State</text:span><text:span text:style-name="T29"> : <text:s/>Current state of the process.</text:span></text:p>
          <text:p text:style-name="P51"><text:span text:style-name="T29">On</text:span><text:span text:style-name="T30">e </text:span><text:span text:style-name="T29">of</text:span></text:p>
          <text:p text:style-name="P52"><text:span text:style-name="T29">"R</text:span><text:span text:style-name="T28">(running)",</text:span></text:p>
          <text:p text:style-name="P54">"S(sleeping)",</text:p>
          <text:p text:style-name="P54">"D(disksleep)",</text:p>
          <text:p text:style-name="P54">"T(stopped)",</text:p>
          <text:p text:style-name="P54">"t(tracingstop)",</text:p>
          <text:p text:style-name="P54"><text:soft-page-break/>"Z(zombie)",</text:p>
          <text:p text:style-name="P54">"X(dead)"</text:p>
        </text:list-item>
        <text:list-item>
          <text:p text:style-name="P54"><text:span text:style-name="T51">Tgid</text:span> : Thread group ID (i.e., Process ID).</text:p>
        </text:list-item>
        <text:list-item>
          <text:p text:style-name="P54"><text:span text:style-name="T52">Ngid</text:span> : NUMA group ID (0 if none; since Linux 3.13).</text:p>
        </text:list-item>
        <text:list-item>
          <text:p text:style-name="P54"><text:span text:style-name="T47">PPid</text:span> : PID of parent process.</text:p>
        </text:list-item>
        <text:list-item>
          <text:p text:style-name="P54">TracerPid : PID of process tracing this process (0 if not being traced).</text:p>
        </text:list-item>
        <text:list-item>
          <text:p text:style-name="P52"><text:span text:style-name="T26">Uid</text:span><text:span text:style-name="T28">, </text:span><text:span text:style-name="T26">Gid</text:span><text:span text:style-name="T36"> : </text:span><text:span text:style-name="T28">Real, effective, saved set, and filesystem UIDs (GIDs).</text:span></text:p>
        </text:list-item>
        <text:list-item>
          <text:p text:style-name="P52"><text:span text:style-name="T28"><text:s/></text:span><text:span text:style-name="T26">FDSize : </text:span><text:span text:style-name="T28">Number of file descriptor slots currently allocated.</text:span></text:p>
        </text:list-item>
        <text:list-item>
          <text:p text:style-name="P52"><text:span text:style-name="T26">Groups</text:span><text:span text:style-name="T28"> Supplementary group list.</text:span></text:p>
        </text:list-item>
        <text:list-item>
          <text:p text:style-name="P52"><text:span text:style-name="T26">NStgid</text:span><text:span text:style-name="T28"> Thread group ID (i.e., PID) in each of the PID namespaces of which </text:span><text:span text:style-name="T26">[pid]</text:span><text:span text:style-name="T28"> is a member.The leftmost entry shows the value with respect to the PID namespace of the process that mounted thisprocfs (or the root namespace if mounted by the kernel), followed by the value in successively nested inner namespaces. <text:s/>(Since Linux 4.1.)</text:span></text:p>
        </text:list-item>
        <text:list-item>
          <text:p text:style-name="P52"><text:span text:style-name="T36"><text:s/></text:span><text:span text:style-name="T26">NSpid</text:span><text:span text:style-name="T28"> <text:s/>Thread ID in each of the PID namespaces of which </text:span><text:span text:style-name="T26">[pid]</text:span><text:span text:style-name="T28"> is a member. <text:s/>The fields are ordered as for </text:span><text:span text:style-name="T26">NStgid</text:span><text:span text:style-name="T28">. <text:s/>(Since Linux 4.1.) </text:span><text:span text:style-name="T26">NSpgid</text:span><text:span text:style-name="T28"> Process group ID in each of the PID namespaces of which </text:span><text:span text:style-name="T26">[pid]</text:span><text:span text:style-name="T28"> is a member. The fields are ordered as for </text:span><text:span text:style-name="T26">NStgid</text:span><text:span text:style-name="T28">. <text:s/>(Since Linux 4.1.)</text:span></text:p>
        </text:list-item>
        <text:list-item>
          <text:p text:style-name="P53"><text:span text:style-name="T26">NSsid</text:span><text:span text:style-name="T28"> <text:s/>descendant namespace session ID hierarchy SessionID in each of the PID namespaces of which </text:span><text:span text:style-name="T26">[pid]</text:span><text:span text:style-name="T28"> is a member. <text:s/>The fields are ordered as for </text:span><text:span text:style-name="T26">NStgid</text:span><text:span text:style-name="T28">.(Since Linux 4.1.)</text:span></text:p>
        </text:list-item>
        <text:list-item>
          <text:p text:style-name="P53"><text:span text:style-name="T26">VmPeak</text:span><text:span text:style-name="T28"> Peak virtual memory size.</text:span></text:p>
        </text:list-item>
        <text:list-item>
          <text:p text:style-name="P53"><text:span text:style-name="T26">VmSize</text:span><text:span text:style-name="T28"> Virtual memory size.</text:span></text:p>
        </text:list-item>
        <text:list-item>
          <text:p text:style-name="P53"><text:span text:style-name="T26">VmLck</text:span><text:span text:style-name="T28"> <text:s/>Locked memory size (see </text:span><text:a xlink:type="simple" xlink:href="https://man7.org/linux/man-pages/man2/mlock.2.html" text:style-name="Internet_20_link" text:visited-style-name="Visited_20_Internet_20_Link"><text:span text:style-name="T38">mlock(2)</text:span></text:a><text:span text:style-name="T28">).</text:span></text:p>
        </text:list-item>
        <text:list-item>
          <text:p text:style-name="P53"><text:soft-page-break/><text:span text:style-name="T26">VmPin</text:span><text:span text:style-name="T28"> <text:s/>Pinned memory size (since Linux 3.2). <text:s/>These are pages that can't be moved because something needs to directly access physical memory.</text:span></text:p>
        </text:list-item>
      </text:list>
      <text:p text:style-name="P20"/>
      <text:p text:style-name="P20"/>
      <text:list xml:id="list153153362608834" text:continue-numbering="true" text:style-name="L9">
        <text:list-item>
          <text:p text:style-name="P53"><text:span text:style-name="T26">VmHWM</text:span><text:span text:style-name="T28"> <text:s/>Peak resident set size ("high water mark"). <text:s/>This value is inaccurate; see </text:span><text:span text:style-name="T26">/proc/[pid]/statm </text:span><text:span text:style-name="T28">above.</text:span></text:p>
        </text:list-item>
        <text:list-item>
          <text:p text:style-name="P53"><text:span text:style-name="T26">VmRSS</text:span><text:span text:style-name="T28"> <text:s/>Resident set size. <text:s/>Note that the value here is the sum of </text:span><text:span text:style-name="T26">RssAnon</text:span><text:span text:style-name="T28">, </text:span><text:span text:style-name="T26">RssFile</text:span><text:span text:style-name="T28">, and </text:span><text:span text:style-name="T26">RssShmem</text:span><text:span text:style-name="T28">. <text:s/>This value is inaccurate; see </text:span><text:span text:style-name="T26">/proc/[pid]/statm</text:span><text:span text:style-name="T28"> above.</text:span><text:span text:style-name="T36"> <text:s text:c="11"/></text:span></text:p>
        </text:list-item>
        <text:list-item>
          <text:p text:style-name="P53"><text:span text:style-name="T26">RssAnon : </text:span><text:span text:style-name="T28">Size of resident anonymous memory. <text:s/>(since Linux 4.5). <text:s/>This value is inaccurate; see </text:span><text:span text:style-name="T26">/proc/[pid]/statm</text:span><text:span text:style-name="T28"> above.</text:span></text:p>
        </text:list-item>
        <text:list-item>
          <text:p text:style-name="P53"><text:span text:style-name="T26">RssFile :</text:span><text:span text:style-name="T27"> </text:span><text:span text:style-name="T28">Size of resident file mappings. <text:s/>(since Linux 4.5).This value is inaccurate; see </text:span><text:span text:style-name="T26">/proc/[pid]/statm </text:span><text:span text:style-name="T28">above.</text:span></text:p>
        </text:list-item>
        <text:list-item>
          <text:p text:style-name="P53"><text:span text:style-name="T26">RssShmem : </text:span><text:span text:style-name="T28">Size of resident shared memory (includes System Vshared memory, mappings from </text:span><text:a xlink:type="simple" xlink:href="https://man7.org/linux/man-pages/man5/tmpfs.5.html" text:style-name="Internet_20_link" text:visited-style-name="Visited_20_Internet_20_Link"><text:span text:style-name="T38">tmpfs(5)</text:span></text:a><text:span text:style-name="T28">, and shared anonymous mappings).</text:span></text:p>
        </text:list-item>
        <text:list-item>
          <text:p text:style-name="P53"><text:span text:style-name="T26">VmData</text:span><text:span text:style-name="T28">, </text:span><text:span text:style-name="T26">VmStk</text:span><text:span text:style-name="T28">, </text:span><text:span text:style-name="T26">VmExe: </text:span><text:span text:style-name="T28">Size of data, stack, and text segments.This value is inaccurate; see </text:span><text:span text:style-name="T26">/proc/[pid]/statm</text:span><text:span text:style-name="T28"> above.</text:span><text:span text:style-name="T36"> </text:span></text:p>
        </text:list-item>
        <text:list-item>
          <text:p text:style-name="P53"><text:span text:style-name="T26">VmLib</text:span><text:span text:style-name="T28"> <text:s/>Shared library code size.</text:span></text:p>
        </text:list-item>
        <text:list-item>
          <text:p text:style-name="P53"><text:span text:style-name="T26">VmPTE</text:span><text:span text:style-name="T28"> <text:s/>Page table entries size (since Linux 2.6.10).</text:span></text:p>
        </text:list-item>
        <text:list-item>
          <text:p text:style-name="P53"><text:span text:style-name="T26">VmPMD</text:span><text:span text:style-name="T28"> <text:s/>Size of second-level page tables (added in Linux</text:span></text:p>
        </text:list-item>
      </text:list>
      <text:p text:style-name="P10"><text:span text:style-name="T36"><text:s text:c="21"/></text:span><text:span text:style-name="T28">4.0; removed in Linux 4.15).</text:span></text:p>
      <text:p text:style-name="P7"/>
      <text:p text:style-name="P7"/>
      <text:p text:style-name="P10"><text:span text:style-name="T26">VmSwap:</text:span><text:span text:style-name="T28"> Swapped-out virtual memory size by anonymous</text:span></text:p>
      <text:p text:style-name="P5"><text:s text:c="21"/><text:span text:style-name="T45">private pages; shmem swap usage is not included</text:span></text:p>
      <text:p text:style-name="P5"><text:s text:c="21"/><text:span text:style-name="T45">(since Linux 2.6.34). <text:s/>This value is inaccurate;</text:span></text:p>
      <text:p text:style-name="P5"><text:s text:c="21"/><text:span text:style-name="T45">see </text:span><text:span text:style-name="T46">/proc/[pid]/statm</text:span><text:span text:style-name="T45"> above.</text:span></text:p>
      <text:p text:style-name="P9"><text:span text:style-name="T26">HugetlbPages : </text:span><text:span text:style-name="T28">Size of hugetlb memory portions (since Linux 4.4).</text:span></text:p>
      <text:p text:style-name="P9"/>
      <text:p text:style-name="P6"><text:s/></text:p>
      <text:p text:style-name="P6"><text:span text:style-name="T46">CoreDumping:</text:span> <text:span text:style-name="T45">Contains the value 1 if the process is currently dumping core, and 0 if it is not (since Linux 4.15). <text:s/>This </text:span><text:soft-page-break/><text:span text:style-name="T45">information can be used by a monitoring process to avoid killing a process that is currently dumping core, which could result in a corrupted core dump file.</text:span></text:p>
      <text:p text:style-name="P8"/>
      <text:p text:style-name="P1"><text:span text:style-name="T27">T</text:span><text:span text:style-name="T26">hreads: </text:span><text:span text:style-name="T28">Number of threads in process containing this</text:span></text:p>
      <text:p text:style-name="P5"><text:s text:c="21"/><text:span text:style-name="T45">thread.</text:span></text:p>
      <text:p text:style-name="P8"/>
      <text:p text:style-name="P9"><text:span text:style-name="T26">SigQ</text:span><text:span text:style-name="T28"> <text:s/>: This field contains two slash-separated numbers that relate to queued signals for the real user ID of this process. <text:s/>The first of these is the number</text:span><text:span text:style-name="T37"> </text:span><text:span text:style-name="T28">of currently queued signals for this real user ID, and the second is the resource limit on the number of queued signals for this process (see the description of </text:span><text:span text:style-name="T39">RLIMIT_SIGPENDING </text:span><text:span text:style-name="T28">in </text:span><text:a xlink:type="simple" xlink:href="https://man7.org/linux/man-pages/man2/getrlimit.2.html" text:style-name="Internet_20_link" text:visited-style-name="Visited_20_Internet_20_Link"><text:span text:style-name="T38">getrlimit(2)</text:span></text:a><text:span text:style-name="T28">).</text:span></text:p>
      <text:p text:style-name="P9"/>
      <text:p text:style-name="P10"><text:span text:style-name="T26">SigPnd</text:span><text:span text:style-name="T28">, </text:span><text:span text:style-name="T26">ShdPnd: </text:span><text:span text:style-name="T28">Mask (expressed in hexadecimal) of signals pendingfor thread and for process as a whole (see</text:span><text:a xlink:type="simple" xlink:href="https://man7.org/linux/man-pages/man7/pthreads.7.html" text:style-name="Internet_20_link" text:visited-style-name="Visited_20_Internet_20_Link"><text:span text:style-name="T38">pthreads(7)</text:span></text:a><text:span text:style-name="T28"> and </text:span><text:a xlink:type="simple" xlink:href="https://man7.org/linux/man-pages/man7/signal.7.html" text:style-name="Internet_20_link" text:visited-style-name="Visited_20_Internet_20_Link"><text:span text:style-name="T38">signal(7)</text:span></text:a><text:span text:style-name="T28">).</text:span></text:p>
      <text:p text:style-name="P9"/>
      <text:p text:style-name="P9"><text:span text:style-name="T26">SigBlk</text:span><text:span text:style-name="T28">, </text:span><text:span text:style-name="T26">SigIgn</text:span><text:span text:style-name="T28">, </text:span><text:span text:style-name="T26">SigCgt</text:span><text:span text:style-name="T35">: </text:span><text:span text:style-name="T28">Masks (expressed in hexadecimal) indicating signalsbeing blocked, ignored, and caught (see </text:span><text:a xlink:type="simple" xlink:href="https://man7.org/linux/man-pages/man7/signal.7.html" text:style-name="Internet_20_link" text:visited-style-name="Visited_20_Internet_20_Link"><text:span text:style-name="T38">signal(7)</text:span></text:a><text:span text:style-name="T28">).</text:span></text:p>
      <text:p text:style-name="P8"/>
      <text:p text:style-name="P9"><text:span text:style-name="T26">CapInh</text:span><text:span text:style-name="T28">, </text:span><text:span text:style-name="T26">CapPrm</text:span><text:span text:style-name="T28">, </text:span><text:span text:style-name="T26">CapEff :</text:span></text:p>
      <text:p text:style-name="P5"><text:s text:c="21"/><text:span text:style-name="T45">Masks (expressed in hexadecimal) of capabilities</text:span></text:p>
      <text:p text:style-name="P5"><text:s text:c="21"/><text:span text:style-name="T45">enabled in inheritable, permitted, and effective</text:span></text:p>
      <text:p text:style-name="P9"><text:span text:style-name="T36"><text:s text:c="21"/></text:span><text:span text:style-name="T28">sets (see </text:span><text:a xlink:type="simple" xlink:href="https://man7.org/linux/man-pages/man7/capabilities.7.html" text:style-name="Internet_20_link" text:visited-style-name="Visited_20_Internet_20_Link"><text:span text:style-name="T38">capabilities(7)</text:span></text:a><text:span text:style-name="T28">).</text:span></text:p>
      <text:p text:style-name="P10"><text:span text:style-name="T26">CapBnd</text:span><text:span text:style-name="T28"> :</text:span></text:p>
      <text:p text:style-name="P7"><text:tab/><text:tab/>Capability bounding set, expressed in hexadecimal</text:p>
      <text:p text:style-name="P9"><text:span text:style-name="T36"><text:s text:c="21"/></text:span><text:span text:style-name="T28">(since Linux 2.6.26, see </text:span><text:a xlink:type="simple" xlink:href="https://man7.org/linux/man-pages/man7/capabilities.7.html" text:style-name="Internet_20_link" text:visited-style-name="Visited_20_Internet_20_Link"><text:span text:style-name="T38">capabilities(7)</text:span></text:a><text:span text:style-name="T28">).</text:span></text:p>
      <text:p text:style-name="P9"><text:span text:style-name="T26">CapAmb</text:span><text:span text:style-name="T28"> : Ambient capability set, expressed in hexadecimal</text:span></text:p>
      <text:p text:style-name="P9"><text:span text:style-name="T36"><text:s text:c="21"/></text:span><text:span text:style-name="T28">(since Linux 4.3, see </text:span><text:a xlink:type="simple" xlink:href="https://man7.org/linux/man-pages/man7/capabilities.7.html" text:style-name="Internet_20_link" text:visited-style-name="Visited_20_Internet_20_Link"><text:span text:style-name="T38">capabilities(7)</text:span></text:a><text:span text:style-name="T28">).</text:span></text:p>
      <text:p text:style-name="P9"><text:span text:style-name="T26">NoNewPrivs :</text:span><text:span text:style-name="T36"> <text:s/></text:span><text:span text:style-name="T28">Value of the </text:span><text:span text:style-name="T26">no_new_privs</text:span><text:span text:style-name="T28"> bit (since Linux 4.10,</text:span></text:p>
      <text:p text:style-name="P9"><text:span text:style-name="T36"><text:s text:c="21"/></text:span><text:span text:style-name="T28">see </text:span><text:a xlink:type="simple" xlink:href="https://man7.org/linux/man-pages/man2/prctl.2.html" text:style-name="Internet_20_link" text:visited-style-name="Visited_20_Internet_20_Link"><text:span text:style-name="T38">prctl(2)</text:span></text:a><text:span text:style-name="T28">).</text:span></text:p>
      <text:p text:style-name="P9"><text:span text:style-name="T26">Seccomp : </text:span><text:span text:style-name="T28">Seccomp mode of the process (since Linux 3.8, see</text:span></text:p>
      <text:p text:style-name="P9"><text:span text:style-name="T36"><text:s text:c="21"/></text:span><text:a xlink:type="simple" xlink:href="https://man7.org/linux/man-pages/man2/seccomp.2.html" text:style-name="Internet_20_link" text:visited-style-name="Visited_20_Internet_20_Link"><text:span text:style-name="T38">seccomp(2)</text:span></text:a><text:span text:style-name="T28">). <text:s/>0 means </text:span><text:span text:style-name="T39">SECCOMP_MODE_DISABLED</text:span><text:span text:style-name="T28">; 1</text:span></text:p>
      <text:p text:style-name="P5"><text:s text:c="21"/><text:span text:style-name="T45">means </text:span><text:span text:style-name="T48">SECCOMP_MODE_STRICT</text:span><text:span text:style-name="T45">; 2 means only if the kernel was built with the </text:span><text:span text:style-name="T48">CONFIG_SECCOMP </text:span><text:span text:style-name="T45">kernel configuration option enabled.</text:span></text:p>
      <text:p text:style-name="P8">Speculation_Store_Bypass</text:p>
      <text:p text:style-name="P5"><text:s text:c="21"/><text:span text:style-name="T45">Speculation flaw mitigation state (since Linux</text:span></text:p>
      <text:p text:style-name="P9"><text:span text:style-name="T36"><text:s text:c="21"/></text:span><text:span text:style-name="T28">4.17, see </text:span><text:a xlink:type="simple" xlink:href="https://man7.org/linux/man-pages/man2/prctl.2.html" text:style-name="Internet_20_link" text:visited-style-name="Visited_20_Internet_20_Link"><text:span text:style-name="T38">prctl(2)</text:span></text:a><text:span text:style-name="T28">).</text:span></text:p>
      <text:p text:style-name="P9"><text:span text:style-name="T26">Cpus_allowed</text:span><text:span text:style-name="T35"> : </text:span><text:span text:style-name="T28">Hexadecimal mask of CPUs on which this process may run (since Linux 2.6.24, see </text:span><text:a xlink:type="simple" xlink:href="https://man7.org/linux/man-pages/man7/cpuset.7.html" text:style-name="Internet_20_link" text:visited-style-name="Visited_20_Internet_20_Link"><text:span text:style-name="T38">cpuset(7)</text:span></text:a><text:span text:style-name="T28">).</text:span></text:p>
      <text:p text:style-name="P8"/>
      <text:p text:style-name="P9"><text:span text:style-name="T26">Cpus_allowed_list : </text:span><text:span text:style-name="T28">Same as previous, but in "list format" (since Linux 2.6.26, see </text:span><text:a xlink:type="simple" xlink:href="https://man7.org/linux/man-pages/man7/cpuset.7.html" text:style-name="Internet_20_link" text:visited-style-name="Visited_20_Internet_20_Link"><text:span text:style-name="T38">cpuset(7)</text:span></text:a><text:span text:style-name="T28">).</text:span></text:p>
      <text:p text:style-name="P8"/>
      <text:p text:style-name="P9"><text:span text:style-name="T26">Mems_allowed : </text:span><text:span text:style-name="T28">Mask of memory nodes allowed to this process (since Linux 2.6.24, see </text:span><text:a xlink:type="simple" xlink:href="https://man7.org/linux/man-pages/man7/cpuset.7.html" text:style-name="Internet_20_link" text:visited-style-name="Visited_20_Internet_20_Link"><text:span text:style-name="T38">cpuset(7)</text:span></text:a><text:span text:style-name="T28">).</text:span></text:p>
      <text:p text:style-name="P8"/>
      <text:p text:style-name="P9"><text:span text:style-name="T26">Mems_allowed_list : </text:span><text:span text:style-name="T28">Same as previous, but in "list format" (since Linux 2.6.26, see </text:span><text:a xlink:type="simple" xlink:href="https://man7.org/linux/man-pages/man7/cpuset.7.html" text:style-name="Internet_20_link" text:visited-style-name="Visited_20_Internet_20_Link"><text:span text:style-name="T38">cpuset(7)</text:span></text:a><text:span text:style-name="T28">).</text:span></text:p>
      <text:p text:style-name="P9"><text:soft-page-break/><text:span text:style-name="T26">voluntary_ctxt_switches</text:span><text:span text:style-name="T28">, </text:span><text:span text:style-name="T26">nonvoluntary_ctxt_switches</text:span></text:p>
      <text:p text:style-name="P5"><text:s text:c="21"/><text:span text:style-name="T45">Number of voluntary and involuntary context</text:span></text:p>
      <text:p text:style-name="P15"><text:span text:style-name="T36"><text:s text:c="21"/></text:span><text:span text:style-name="T28">switches (since Linux 2.6.23).</text:span></text:p>
      <text:p text:style-name="P13"/>
      <text:p text:style-name="P14">A voluntary context switch occurs whenever a thread must await the availability of a resource or the arrival of an event.</text:p>
      <text:p text:style-name="P13">Non voluntary context switch occurs when your application has used all the timeslice the scheduler has attributed to it (the kernel try to pretend that each application has the whole computer for themselves, and can use as much CPU they want, but has to switch from one to another so that the user has the illusion that they are all running in parallel)</text:p>
      <text:p text:style-name="P13"/>
      <text:list xml:id="list4057982830" text:style-name="L10">
        <text:list-item>
          <text:p text:style-name="P55">uptime - Tell how long the system has been running.</text:p>
          <text:p text:style-name="P55">-p, --pretty: show uptime in pretty format</text:p>
          <text:p text:style-name="P56">-h, --help : display this help text</text:p>
          <text:p text:style-name="P56">-s, --since :system up since, in yyyy-mm-dd HH:MM:SS format</text:p>
        </text:list-item>
        <text:list-item>
          <text:p text:style-name="P56">netstat - Print network connections, routing tables, interface statistics, masquerade connections, and multicast memberships</text:p>
          <text:p text:style-name="P56">(none)<text:tab/>By default, netstat displays a list of open sockets. <text:s/>If you don't specify any address families, then the <text:s/>active <text:s/>sockets <text:s/>of <text:s/>all configured address families will be printed.</text:p>
          <text:p text:style-name="P56">--route, -r : Display the kernel routing tables. See the description in route(8) for details. <text:s/>netstat -r and route -e produce the same output.</text:p>
          <text:p text:style-name="P56">--groups, -g : Display multicast group membership information for IPv4 and IPv6.</text:p>
          <text:p text:style-name="P56">--interfaces, -i : Display a table of all network interfaces.</text:p>
          <text:p text:style-name="P56">--masquerade, -M : Display a list of masqueraded connections.</text:p>
          <text:p text:style-name="P56">--statistics, -s : Display summary statistics for each protocol.</text:p>
          <text:p text:style-name="P56"><text:soft-page-break/><text:s/>Active Internet connections (TCP, UDP, UDPLite, raw)</text:p>
          <text:p text:style-name="P56">Proto : The protocol (tcp, udp, udpl, raw) used by the socket.</text:p>
          <text:p text:style-name="P56">Recv-Q :- Established: <text:s/>The count of bytes not copied by the user program connected to this socket. <text:s/>Listening: Since Kernel 2.6.18 this column contains the current syn backlog.</text:p>
          <text:p text:style-name="P56">Send-Q : Established: The count of bytes not acknowledged by the remote host. <text:s/>Listening: Since Kernel 2.6.18 this column contains the maxi‐mum size of the syn backlog.</text:p>
          <text:p text:style-name="P56">Local Address : Address <text:s/>and <text:s/>port number of the local end of the socket. <text:s/>Unless the --numeric (-n) option is specified, the socket address is re‐solved to its canonical host name (FQDN), and the port number is translated into the corresponding service name.</text:p>
          <text:p text:style-name="P56">Foreign Address : Address and port number of the remote end of the socket. <text:s/>Analogous to "Local Address".</text:p>
        </text:list-item>
        <text:list-item>
          <text:p text:style-name="P57">State :</text:p>
          <text:p text:style-name="P57">The state of the socket. Since there are no states in raw mode and usually no states used in UDP and UDPLite, this <text:s/>column <text:s/>may <text:s/>be left blank. Normally this can be one of several values:</text:p>
          <text:p text:style-name="P57">ESTABLISHED : The socket has an established connection.</text:p>
          <text:p text:style-name="P57">SYN_SENT : The socket is actively attempting to establish a connection.</text:p>
          <text:p text:style-name="P57"><text:s/>SYN_RECV : A connection request has been received from the network.</text:p>
          <text:p text:style-name="P57">FIN_WAIT1 :The socket is closed, and the connection is shutting down.</text:p>
          <text:p text:style-name="P57">FIN_WAIT2 : Connection is closed, and the socket is waiting for a shutdown from the remote end.</text:p>
          <text:p text:style-name="P57">TIME_WAIT : The socket is waiting after close to handle packets still in the network.</text:p>
          <text:p text:style-name="P57">CLOSE <text:s/>The socket is not being used.</text:p>
          <text:p text:style-name="P57">CLOSE_WAIT :The remote end has shut down, waiting for the socket to close.</text:p>
          <text:p text:style-name="P57"><text:soft-page-break/>LAST_ACK : The remote end has shut down, and the socket is closed. Waiting for acknowledgement.</text:p>
          <text:p text:style-name="P57">LISTEN The socket is listening for incoming connections. <text:s/>Such sockets are not included in the output unless you specify the --listening (-l) or --all (-a) option.</text:p>
          <text:p text:style-name="P57">CLOSING: Both sockets are shut down but we still don't have all our data sent.</text:p>
        </text:list-item>
      </text:list>
      <text:p text:style-name="P27"/>
      <text:p text:style-name="P28">Netstat -vaun – udp ports</text:p>
      <text:p text:style-name="P28">netstat -vatn – tcp ports</text:p>
      <text:list xml:id="list2197928101" text:style-name="L11">
        <text:list-item>
          <text:p text:style-name="P58">htop - interactive process viewer</text:p>
          <text:p text:style-name="P59"><text:span text:style-name="Strong_20_Emphasis"><text:span text:style-name="T14">-d –delay : </text:span></text:span><text:span text:style-name="T13">Used to show the delay between updates, in tenths of seconds</text:span></text:p>
          <text:p text:style-name="P59"><text:span text:style-name="Strong_20_Emphasis"><text:span text:style-name="T4">-C –no-color –no-colour </text:span></text:span><text:span text:style-name="T3">: Start htop in monochrome mode.</text:span></text:p>
          <text:p text:style-name="P59"><text:span text:style-name="Strong_20_Emphasis"><text:span text:style-name="T4">-h –help : </text:span></text:span><text:span text:style-name="T3">Used to display the help message and exit.</text:span></text:p>
          <text:p text:style-name="P59"><text:span text:style-name="Strong_20_Emphasis"><text:span text:style-name="T4">-u –user=USERNAME : </text:span></text:span><text:span text:style-name="T3">Used to show only the processes of a given user</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1"><text:span text:style-name="T3">cat /sys/class/net/*/address : </text:span><text:span text:style-name="T15">gives all mac address related to all network interfaces</text:span></text:p>
      <text:p text:style-name="P24"><text:span text:style-name="T41">A </text:span><text:span text:style-name="T42">MAC address </text:span><text:span text:style-name="T41">is the unique identifier that is assigned by the manufacturer to a piece of network hardware (like a wireless card or an ethernet card). </text:span></text:p>
      <text:p text:style-name="P22"><text:span text:style-name="T43">MAC stands for </text:span><text:span text:style-name="T44">Media Access Control</text:span><text:span text:style-name="T43">, and each identifier is intended to be unique to a particular device.</text:span></text:p>
      <text:p text:style-name="P29"/>
      <text:p text:style-name="P22"><text:span text:style-name="T32">grep -v "</text:span><text:span text:style-name="T33">process name</text:span><text:span text:style-name="T32">" : </text:span><text:span text:style-name="T33">show those things which not contain process name</text:span></text:p>
      <text:p text:style-name="P30">lsof – list of all files open</text:p>
      <text:p text:style-name="P23"><text:span text:style-name="T34">change host name <text:s/>: </text:span><text:span text:style-name="T31">sudo hostnamectl set-hostname</text:span><text:span text:style-name="T34"> hostname</text:span></text:p>
      <text:p text:style-name="P32">check host name : hostname</text:p>
      <text:p text:style-name="P32">hostname is a label that is assigned to a device connected to a computer network</text:p>
      <text:p text:style-name="P32"/>
      <text:p text:style-name="P33">lscpu – to get info related to cpu (model name)</text:p>
      <text:p text:style-name="P25"><text:span text:style-name="T49">ps -eo nlwp | awk '{sum+=$0} END {print sum} -: </text:span><text:span text:style-name="T50">count all running threads</text:span></text:p>
      <text:p text:style-name="P26"><text:span text:style-name="T50">v</text:span><text:span text:style-name="T49">im – text editor</text:span></text:p>
      <text:p text:style-name="P34">ls – name of file in current directory</text:p>
      <text:p text:style-name="P34">ll is eq ls -al and gives info regarding files(permission , user , date )</text:p>
      <text:p text:style-name="P34"/>
      <text:p text:style-name="P37">RSS is the Resident Set Size and is used to show how much memory is allocated to that process and is in RAM. It does not include memory that is swapped out. It does include memory from shared libraries as long as the pages from those libraries are actually in memory. It does include all stack and heap memory.</text:p>
      <text:p text:style-name="P38">(Inshort jo use karne ka idr karne ka)</text:p>
      <text:p text:style-name="P3"><text:soft-page-break/>VSZ is the Virtual Memory Size. It includes all memory that the process can access, including memory that is swapped out, memory that is allocated, but not used, and memory that is from shared libraries.</text:p>
      <text:p text:style-name="P4">( Memory milega par use nai kar payega)</text:p>
      <text:p text:style-name="P34"/>
      <text:p text:style-name="P35"/>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Liberation Sans', sans-serif"/>
    <style:font-face style:name="arial" svg:font-family="arial, sans-serif"/>
    <style:font-face style:name="monospace" svg:font-family="monospace, courier"/>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1:30:44.303843262</meta:creation-date>
    <dc:date>2022-03-16T15:31:51.707104282</dc:date>
    <meta:editing-duration>P1DT16H14M57S</meta:editing-duration>
    <meta:editing-cycles>5</meta:editing-cycles>
    <meta:generator>LibreOffice/6.4.7.2$Linux_X86_64 LibreOffice_project/40$Build-2</meta:generator>
    <meta:document-statistic meta:table-count="0" meta:image-count="0" meta:object-count="0" meta:page-count="13" meta:paragraph-count="202" meta:word-count="2986" meta:character-count="17830" meta:non-whitespace-character-count="14667"/>
  </office:meta>
</office:document-meta>
</file>